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45eb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estudis.etseib.upc.edu/img/Mimetype-schedule-icon.png" draw:style-name="gr1" draw:text-style-name="P1" svg:width="0.4996in" svg:height="0.4996in" svg:x="8in" svg:y="0.355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1" draw:name="https://estudis.etseib.upc.edu/img/complete-file.png" draw:style-name="gr1" draw:text-style-name="P1" svg:width="0.2079in" svg:height="0.2079in" svg:x="7.111in" svg:y="0.533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2" draw:name="https://estudis.etseib.upc.edu/img/Mimetype-schedule-icon.png" draw:style-name="gr1" draw:text-style-name="P1" svg:width="0.4996in" svg:height="0.4996in" svg:x="8in" svg:y="0.533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3" draw:name="https://estudis.etseib.upc.edu/img/complete-file.png" draw:style-name="gr1" draw:text-style-name="P1" svg:width="0.2079in" svg:height="0.2079in" svg:x="7.111in" svg:y="0.711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4" draw:name="https://estudis.etseib.upc.edu/img/Mimetype-schedule-icon.png" draw:style-name="gr1" draw:text-style-name="P1" svg:width="0.4996in" svg:height="0.4996in" svg:x="8in" svg:y="0.711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5" draw:name="https://estudis.etseib.upc.edu/img/complete-file.png" draw:style-name="gr1" draw:text-style-name="P1" svg:width="0.2079in" svg:height="0.2079in" svg:x="7.111in" svg:y="0.889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6" draw:name="https://estudis.etseib.upc.edu/img/Mimetype-schedule-icon.png" draw:style-name="gr1" draw:text-style-name="P1" svg:width="0.4996in" svg:height="0.4996in" svg:x="8in" svg:y="0.889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7" draw:name="https://estudis.etseib.upc.edu/img/complete-file.png" draw:style-name="gr1" draw:text-style-name="P1" svg:width="0.2079in" svg:height="0.2079in" svg:x="7.111in" svg:y="1.066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8" draw:name="https://estudis.etseib.upc.edu/img/Mimetype-schedule-icon.png" draw:style-name="gr1" draw:text-style-name="P1" svg:width="0.4996in" svg:height="0.4996in" svg:x="8in" svg:y="1.066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9" draw:name="https://estudis.etseib.upc.edu/img/complete-file.png" draw:style-name="gr1" draw:text-style-name="P1" svg:width="0.2079in" svg:height="0.2079in" svg:x="7.111in" svg:y="1.6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10" draw:name="https://estudis.etseib.upc.edu/img/Mimetype-schedule-icon.png" draw:style-name="gr1" draw:text-style-name="P1" svg:width="0.4996in" svg:height="0.4996in" svg:x="8in" svg:y="1.6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11" draw:name="https://estudis.etseib.upc.edu/img/complete-file.png" draw:style-name="gr1" draw:text-style-name="P1" svg:width="0.2079in" svg:height="0.2079in" svg:x="7.111in" svg:y="1.778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12" draw:name="https://estudis.etseib.upc.edu/img/Mimetype-schedule-icon.png" draw:style-name="gr1" draw:text-style-name="P1" svg:width="0.4996in" svg:height="0.4996in" svg:x="8in" svg:y="1.778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13" draw:name="https://estudis.etseib.upc.edu/img/complete-file.png" draw:style-name="gr1" draw:text-style-name="P1" svg:width="0.2079in" svg:height="0.2079in" svg:x="7.111in" svg:y="1.955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14" draw:name="https://estudis.etseib.upc.edu/img/Mimetype-schedule-icon.png" draw:style-name="gr1" draw:text-style-name="P1" svg:width="0.4996in" svg:height="0.4996in" svg:x="8in" svg:y="1.955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15" draw:name="https://estudis.etseib.upc.edu/img/complete-file.png" draw:style-name="gr1" draw:text-style-name="P1" svg:width="0.2079in" svg:height="0.2079in" svg:x="7.111in" svg:y="2.133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16" draw:name="https://estudis.etseib.upc.edu/img/Mimetype-schedule-icon.png" draw:style-name="gr1" draw:text-style-name="P1" svg:width="0.4996in" svg:height="0.4996in" svg:x="8in" svg:y="2.133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17" draw:name="https://estudis.etseib.upc.edu/img/complete-file.png" draw:style-name="gr1" draw:text-style-name="P1" svg:width="0.2079in" svg:height="0.2079in" svg:x="7.111in" svg:y="2.311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18" draw:name="https://estudis.etseib.upc.edu/img/Mimetype-schedule-icon.png" draw:style-name="gr1" draw:text-style-name="P1" svg:width="0.4996in" svg:height="0.4996in" svg:x="8in" svg:y="2.311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19" draw:name="https://estudis.etseib.upc.edu/img/complete-file.png" draw:style-name="gr1" draw:text-style-name="P1" svg:width="0.2079in" svg:height="0.2079in" svg:x="7.111in" svg:y="2.844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20" draw:name="https://estudis.etseib.upc.edu/img/Mimetype-schedule-icon.png" draw:style-name="gr1" draw:text-style-name="P1" svg:width="0.4996in" svg:height="0.4996in" svg:x="8in" svg:y="2.844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21" draw:name="https://estudis.etseib.upc.edu/img/complete-file.png" draw:style-name="gr1" draw:text-style-name="P1" svg:width="0.2079in" svg:height="0.2079in" svg:x="7.111in" svg:y="3.022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22" draw:name="https://estudis.etseib.upc.edu/img/Mimetype-schedule-icon.png" draw:style-name="gr1" draw:text-style-name="P1" svg:width="0.4996in" svg:height="0.4996in" svg:x="8in" svg:y="3.022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23" draw:name="https://estudis.etseib.upc.edu/img/complete-file.png" draw:style-name="gr1" draw:text-style-name="P1" svg:width="0.2079in" svg:height="0.2079in" svg:x="7.111in" svg:y="3.2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24" draw:name="https://estudis.etseib.upc.edu/img/Mimetype-schedule-icon.png" draw:style-name="gr1" draw:text-style-name="P1" svg:width="0.4996in" svg:height="0.4996in" svg:x="8in" svg:y="3.2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25" draw:name="https://estudis.etseib.upc.edu/img/complete-file.png" draw:style-name="gr1" draw:text-style-name="P1" svg:width="0.2079in" svg:height="0.2079in" svg:x="7.111in" svg:y="3.378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26" draw:name="https://estudis.etseib.upc.edu/img/Mimetype-schedule-icon.png" draw:style-name="gr1" draw:text-style-name="P1" svg:width="0.4996in" svg:height="0.4996in" svg:x="8in" svg:y="3.378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27" draw:name="https://estudis.etseib.upc.edu/img/complete-file.png" draw:style-name="gr1" draw:text-style-name="P1" svg:width="0.2079in" svg:height="0.2079in" svg:x="7.111in" svg:y="3.555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28" draw:name="https://estudis.etseib.upc.edu/img/Mimetype-schedule-icon.png" draw:style-name="gr1" draw:text-style-name="P1" svg:width="0.4996in" svg:height="0.4996in" svg:x="8in" svg:y="3.555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29" draw:name="https://estudis.etseib.upc.edu/img/complete-file.png" draw:style-name="gr1" draw:text-style-name="P1" svg:width="0.2079in" svg:height="0.2079in" svg:x="7.111in" svg:y="3.733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30" draw:name="https://estudis.etseib.upc.edu/img/Mimetype-schedule-icon.png" draw:style-name="gr1" draw:text-style-name="P1" svg:width="0.4996in" svg:height="0.4996in" svg:x="8in" svg:y="3.733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31" draw:name="https://estudis.etseib.upc.edu/img/complete-file.png" draw:style-name="gr1" draw:text-style-name="P1" svg:width="0.2079in" svg:height="0.2079in" svg:x="7.111in" svg:y="4.266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32" draw:name="https://estudis.etseib.upc.edu/img/Mimetype-schedule-icon.png" draw:style-name="gr1" draw:text-style-name="P1" svg:width="0.4996in" svg:height="0.4996in" svg:x="8in" svg:y="4.266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33" draw:name="https://estudis.etseib.upc.edu/img/complete-file.png" draw:style-name="gr1" draw:text-style-name="P1" svg:width="0.2079in" svg:height="0.2079in" svg:x="7.111in" svg:y="4.444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34" draw:name="https://estudis.etseib.upc.edu/img/Mimetype-schedule-icon.png" draw:style-name="gr1" draw:text-style-name="P1" svg:width="0.4996in" svg:height="0.4996in" svg:x="8in" svg:y="4.444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35" draw:name="https://estudis.etseib.upc.edu/img/complete-file.png" draw:style-name="gr1" draw:text-style-name="P1" svg:width="0.2079in" svg:height="0.2079in" svg:x="7.111in" svg:y="4.622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36" draw:name="https://estudis.etseib.upc.edu/img/Mimetype-schedule-icon.png" draw:style-name="gr1" draw:text-style-name="P1" svg:width="0.4996in" svg:height="0.4996in" svg:x="8in" svg:y="4.622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37" draw:name="https://estudis.etseib.upc.edu/img/complete-file.png" draw:style-name="gr1" draw:text-style-name="P1" svg:width="0.2079in" svg:height="0.2079in" svg:x="7.111in" svg:y="4.8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38" draw:name="https://estudis.etseib.upc.edu/img/Mimetype-schedule-icon.png" draw:style-name="gr1" draw:text-style-name="P1" svg:width="0.4996in" svg:height="0.4996in" svg:x="8in" svg:y="4.8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39" draw:name="https://estudis.etseib.upc.edu/img/complete-file.png" draw:style-name="gr1" draw:text-style-name="P1" svg:width="0.2079in" svg:height="0.2079in" svg:x="7.111in" svg:y="4.978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40" draw:name="https://estudis.etseib.upc.edu/img/Mimetype-schedule-icon.png" draw:style-name="gr1" draw:text-style-name="P1" svg:width="0.4996in" svg:height="0.4996in" svg:x="8in" svg:y="4.978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41" draw:name="https://estudis.etseib.upc.edu/img/complete-file.png" draw:style-name="gr1" draw:text-style-name="P1" svg:width="0.2079in" svg:height="0.2079in" svg:x="7.111in" svg:y="5.155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42" draw:name="https://estudis.etseib.upc.edu/img/Mimetype-schedule-icon.png" draw:style-name="gr1" draw:text-style-name="P1" svg:width="0.4996in" svg:height="0.4996in" svg:x="8in" svg:y="5.155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43" draw:name="https://estudis.etseib.upc.edu/img/complete-file.png" draw:style-name="gr1" draw:text-style-name="P1" svg:width="0.2079in" svg:height="0.2079in" svg:x="7.111in" svg:y="5.689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44" draw:name="https://estudis.etseib.upc.edu/img/Mimetype-schedule-icon.png" draw:style-name="gr1" draw:text-style-name="P1" svg:width="0.4996in" svg:height="0.4996in" svg:x="8in" svg:y="5.689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45" draw:name="https://estudis.etseib.upc.edu/img/complete-file.png" draw:style-name="gr1" draw:text-style-name="P1" svg:width="0.2079in" svg:height="0.2079in" svg:x="7.111in" svg:y="5.866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46" draw:name="https://estudis.etseib.upc.edu/img/Mimetype-schedule-icon.png" draw:style-name="gr1" draw:text-style-name="P1" svg:width="0.4996in" svg:height="0.4996in" svg:x="8in" svg:y="5.866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47" draw:name="https://estudis.etseib.upc.edu/img/complete-file.png" draw:style-name="gr1" draw:text-style-name="P1" svg:width="0.2079in" svg:height="0.2079in" svg:x="7.111in" svg:y="6.044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48" draw:name="https://estudis.etseib.upc.edu/img/Mimetype-schedule-icon.png" draw:style-name="gr1" draw:text-style-name="P1" svg:width="0.4996in" svg:height="0.4996in" svg:x="8in" svg:y="6.044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49" draw:name="https://estudis.etseib.upc.edu/img/complete-file.png" draw:style-name="gr1" draw:text-style-name="P1" svg:width="0.2079in" svg:height="0.2079in" svg:x="7.111in" svg:y="6.222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50" draw:name="https://estudis.etseib.upc.edu/img/Mimetype-schedule-icon.png" draw:style-name="gr1" draw:text-style-name="P1" svg:width="0.4996in" svg:height="0.4996in" svg:x="8in" svg:y="6.222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51" draw:name="https://estudis.etseib.upc.edu/img/complete-file.png" draw:style-name="gr1" draw:text-style-name="P1" svg:width="0.2079in" svg:height="0.2079in" svg:x="7.111in" svg:y="6.4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52" draw:name="https://estudis.etseib.upc.edu/img/Mimetype-schedule-icon.png" draw:style-name="gr1" draw:text-style-name="P1" svg:width="0.4996in" svg:height="0.4996in" svg:x="8in" svg:y="6.4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53" draw:name="https://estudis.etseib.upc.edu/img/complete-file.png" draw:style-name="gr1" draw:text-style-name="P1" svg:width="0.2079in" svg:height="0.2079in" svg:x="7.111in" svg:y="6.578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54" draw:name="https://estudis.etseib.upc.edu/img/Mimetype-schedule-icon.png" draw:style-name="gr1" draw:text-style-name="P1" svg:width="0.4996in" svg:height="0.4996in" svg:x="8in" svg:y="6.578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55" draw:name="https://estudis.etseib.upc.edu/img/complete-file.png" draw:style-name="gr1" draw:text-style-name="P1" svg:width="0.2079in" svg:height="0.2079in" svg:x="7.111in" svg:y="7.111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56" draw:name="https://estudis.etseib.upc.edu/img/Mimetype-schedule-icon.png" draw:style-name="gr1" draw:text-style-name="P1" svg:width="0.4996in" svg:height="0.4996in" svg:x="8in" svg:y="7.111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57" draw:name="https://estudis.etseib.upc.edu/img/complete-file.png" draw:style-name="gr1" draw:text-style-name="P1" svg:width="0.2079in" svg:height="0.2079in" svg:x="7.111in" svg:y="7.289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58" draw:name="https://estudis.etseib.upc.edu/img/Mimetype-schedule-icon.png" draw:style-name="gr1" draw:text-style-name="P1" svg:width="0.4996in" svg:height="0.4996in" svg:x="8in" svg:y="7.289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59" draw:name="https://estudis.etseib.upc.edu/img/complete-file.png" draw:style-name="gr1" draw:text-style-name="P1" svg:width="0.2079in" svg:height="0.2079in" svg:x="7.111in" svg:y="7.466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60" draw:name="https://estudis.etseib.upc.edu/img/Mimetype-schedule-icon.png" draw:style-name="gr1" draw:text-style-name="P1" svg:width="0.4996in" svg:height="0.4996in" svg:x="8in" svg:y="7.466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61" draw:name="https://estudis.etseib.upc.edu/img/complete-file.png" draw:style-name="gr1" draw:text-style-name="P1" svg:width="0.2079in" svg:height="0.2079in" svg:x="7.111in" svg:y="7.644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62" draw:name="https://estudis.etseib.upc.edu/img/Mimetype-schedule-icon.png" draw:style-name="gr1" draw:text-style-name="P1" svg:width="0.4996in" svg:height="0.4996in" svg:x="8in" svg:y="7.644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63" draw:name="https://estudis.etseib.upc.edu/img/complete-file.png" draw:style-name="gr1" draw:text-style-name="P1" svg:width="0.2079in" svg:height="0.2079in" svg:x="7.111in" svg:y="7.822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64" draw:name="https://estudis.etseib.upc.edu/img/Mimetype-schedule-icon.png" draw:style-name="gr1" draw:text-style-name="P1" svg:width="0.4996in" svg:height="0.4996in" svg:x="8in" svg:y="7.822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65" draw:name="https://estudis.etseib.upc.edu/img/complete-file.png" draw:style-name="gr1" draw:text-style-name="P1" svg:width="0.2079in" svg:height="0.2079in" svg:x="7.111in" svg:y="8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66" draw:name="https://estudis.etseib.upc.edu/img/Mimetype-schedule-icon.png" draw:style-name="gr1" draw:text-style-name="P1" svg:width="0.4996in" svg:height="0.4996in" svg:x="8in" svg:y="8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67" draw:name="https://estudis.etseib.upc.edu/img/complete-file.png" draw:style-name="gr1" draw:text-style-name="P1" svg:width="0.2079in" svg:height="0.2079in" svg:x="7.111in" svg:y="8.533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68" draw:name="https://estudis.etseib.upc.edu/img/Mimetype-schedule-icon.png" draw:style-name="gr1" draw:text-style-name="P1" svg:width="0.4996in" svg:height="0.4996in" svg:x="8in" svg:y="8.533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69" draw:name="https://estudis.etseib.upc.edu/img/complete-file.png" draw:style-name="gr1" draw:text-style-name="P1" svg:width="0.2079in" svg:height="0.2079in" svg:x="7.111in" svg:y="8.711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70" draw:name="https://estudis.etseib.upc.edu/img/Mimetype-schedule-icon.png" draw:style-name="gr1" draw:text-style-name="P1" svg:width="0.4996in" svg:height="0.4996in" svg:x="8in" svg:y="8.711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71" draw:name="https://estudis.etseib.upc.edu/img/complete-file.png" draw:style-name="gr1" draw:text-style-name="P1" svg:width="0.2079in" svg:height="0.2079in" svg:x="7.111in" svg:y="8.889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72" draw:name="https://estudis.etseib.upc.edu/img/Mimetype-schedule-icon.png" draw:style-name="gr1" draw:text-style-name="P1" svg:width="0.4996in" svg:height="0.4996in" svg:x="8in" svg:y="8.889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73" draw:name="https://estudis.etseib.upc.edu/img/complete-file.png" draw:style-name="gr1" draw:text-style-name="P1" svg:width="0.2079in" svg:height="0.2079in" svg:x="7.111in" svg:y="9.066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74" draw:name="https://estudis.etseib.upc.edu/img/Mimetype-schedule-icon.png" draw:style-name="gr1" draw:text-style-name="P1" svg:width="0.4996in" svg:height="0.4996in" svg:x="8in" svg:y="9.066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75" draw:name="https://estudis.etseib.upc.edu/img/complete-file.png" draw:style-name="gr1" draw:text-style-name="P1" svg:width="0.2079in" svg:height="0.2079in" svg:x="7.111in" svg:y="9.2445in">
            <draw:image xlink:href="https://estudis.etseib.upc.edu/img/complete-file.png" xlink:type="simple" xlink:show="embed" xlink:actuate="onLoad" draw:mime-type="image/png">
              <text:p/>
            </draw:image>
          </draw:frame>
          <draw:frame draw:z-index="76" draw:name="https://estudis.etseib.upc.edu/img/Mimetype-schedule-icon.png" draw:style-name="gr1" draw:text-style-name="P1" svg:width="0.4996in" svg:height="0.4996in" svg:x="8in" svg:y="9.2445in">
            <draw:image xlink:href="https://estudis.etseib.upc.edu/img/Mimetype-schedule-icon.png" xlink:type="simple" xlink:show="embed" xlink:actuate="onLoad" draw:mime-type="image/png">
              <text:p/>
            </draw:image>
          </draw:frame>
          <draw:frame draw:z-index="77" draw:name="https://estudis.etseib.upc.edu/img/infoBlue.png" draw:style-name="gr1" draw:text-style-name="P1" svg:width="0.2185in" svg:height="0.2185in" svg:x="1.778in" svg:y="9.778in">
            <draw:image xlink:href="https://estudis.etseib.upc.edu/img/infoBlue.png" xlink:type="simple" xlink:show="embed" xlink:actuate="onLoad" draw:mime-type="image/png">
              <text:p/>
            </draw:image>
          </draw:frame>
          <draw:frame draw:z-index="78" draw:name="https://estudis.etseib.upc.edu/img/viewBlue.png" draw:style-name="gr1" draw:text-style-name="P1" svg:width="0.2185in" svg:height="0.2185in" svg:x="1.778in" svg:y="9.9555in">
            <draw:image xlink:href="https://estudis.etseib.upc.edu/img/viewBlue.png" xlink:type="simple" xlink:show="embed" xlink:actuate="onLoad" draw:mime-type="image/png">
              <text:p/>
            </draw:image>
          </draw:frame>
          <draw:frame draw:z-index="79" draw:name="https://estudis.etseib.upc.edu/img/infoBlue.png" draw:style-name="gr1" draw:text-style-name="P1" svg:width="0.2185in" svg:height="0.2185in" svg:x="1.9969in" svg:y="9.9555in">
            <draw:image xlink:href="https://estudis.etseib.upc.edu/img/infoBlue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2"/>
        <table:table-column table:style-name="co1" table:number-columns-repeated="4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 table:number-columns-spanned="8" table:number-rows-spanned="1">
            <text:p>Quadrimestre 1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012" calcext:value-type="float">
            <text:p>240012</text:p>
          </table:table-cell>
          <table:table-cell office:value-type="string" calcext:value-type="string">
            <text:p>Càlcul 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mat.upc.edu/?set_language=ca" xlink:type="simple">MA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16" calcext:value-type="float">
            <text:p>240016</text:p>
          </table:table-cell>
          <table:table-cell office:value-type="string" calcext:value-type="string">
            <text:p>Física 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fisica.upc.edu/?set_language=ca" xlink:type="simple">FIS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18" calcext:value-type="float">
            <text:p>240018</text:p>
          </table:table-cell>
          <table:table-cell office:value-type="string" calcext:value-type="string">
            <text:p>Informàtic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cs.upc.edu/?set_language=ca" xlink:type="simple">CS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  <table:table-row table:style-name="ro2">
          <table:table-cell table:number-columns-repeated="2" office:value-type="float" office:value="240017" calcext:value-type="float">
            <text:p>240017</text:p>
          </table:table-cell>
          <table:table-cell office:value-type="string" calcext:value-type="string">
            <text:p>Química 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eq.upc.edu/?set_language=ca" xlink:type="simple">EQ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11" calcext:value-type="float">
            <text:p>240011</text:p>
          </table:table-cell>
          <table:table-cell office:value-type="string" calcext:value-type="string">
            <text:p>Àlgebra Linea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mat.upc.edu/?set_language=ca" xlink:type="simple">MA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2 </text:p>
          </table:table-cell>
          <table:covered-table-cell table:number-columns-repeated="7" table:style-name="Default"/>
        </table:table-row>
        <table:table-row table:style-name="ro3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4">
          <table:table-cell table:number-columns-repeated="2" office:value-type="float" office:value="240022" calcext:value-type="float">
            <text:p>240022</text:p>
          </table:table-cell>
          <table:table-cell office:value-type="string" calcext:value-type="string">
            <text:p>Càlcul I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mat.upc.edu/?set_language=ca" xlink:type="simple">MA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ANG </text:p>
          </table:table-cell>
        </table:table-row>
        <table:table-row table:style-name="ro2">
          <table:table-cell table:number-columns-repeated="2" office:value-type="float" office:value="240028" calcext:value-type="float">
            <text:p>240028</text:p>
          </table:table-cell>
          <table:table-cell office:value-type="string" calcext:value-type="string">
            <text:p>Expressió Gràfica 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gd.upc.edu/ca" xlink:type="simple">DEGD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26" calcext:value-type="float">
            <text:p>240026</text:p>
          </table:table-cell>
          <table:table-cell office:value-type="string" calcext:value-type="string">
            <text:p>Física I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fisica.upc.edu/?set_language=ca" xlink:type="simple">FIS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21" calcext:value-type="float">
            <text:p>240021</text:p>
          </table:table-cell>
          <table:table-cell office:value-type="string" calcext:value-type="string">
            <text:p>Geometr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mat.upc.edu/?set_language=ca" xlink:type="simple">MA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27" calcext:value-type="float">
            <text:p>240027</text:p>
          </table:table-cell>
          <table:table-cell office:value-type="string" calcext:value-type="string">
            <text:p>Química I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eq.upc.edu/?set_language=ca" xlink:type="simple">EQ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3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034" calcext:value-type="float">
            <text:p>240034</text:p>
          </table:table-cell>
          <table:table-cell office:value-type="string" calcext:value-type="string">
            <text:p>Ampliació d'Informàtic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cs.upc.edu/?set_language=ca" xlink:type="simple">CS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  <table:table-row table:style-name="ro2">
          <table:table-cell table:number-columns-repeated="2" office:value-type="float" office:value="240031" calcext:value-type="float">
            <text:p>240031</text:p>
          </table:table-cell>
          <table:table-cell office:value-type="string" calcext:value-type="string">
            <text:p>Electromagnetism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fisica.upc.edu/?set_language=ca" xlink:type="simple">FIS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131" calcext:value-type="float">
            <text:p>240131</text:p>
          </table:table-cell>
          <table:table-cell office:value-type="string" calcext:value-type="string">
            <text:p>Equacions Diferencial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mat.upc.edu/?set_language=ca" xlink:type="simple">MA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35" calcext:value-type="float">
            <text:p>240035</text:p>
          </table:table-cell>
          <table:table-cell office:value-type="string" calcext:value-type="string">
            <text:p>Expressió Gràfica I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gd.upc.edu/ca" xlink:type="simple">DEGD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133" calcext:value-type="float">
            <text:p>240133</text:p>
          </table:table-cell>
          <table:table-cell office:value-type="string" calcext:value-type="string">
            <text:p>Mecànic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M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32" calcext:value-type="float">
            <text:p>240032</text:p>
          </table:table-cell>
          <table:table-cell office:value-type="string" calcext:value-type="string">
            <text:p>Mètodes Numèrics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mat.upc.edu/?set_language=ca" xlink:type="simple">MA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4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043" calcext:value-type="float">
            <text:p>240043</text:p>
          </table:table-cell>
          <table:table-cell office:value-type="string" calcext:value-type="string">
            <text:p>Dinàmica de Sistemes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SAII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41" calcext:value-type="float">
            <text:p>240041</text:p>
          </table:table-cell>
          <table:table-cell office:value-type="string" calcext:value-type="string">
            <text:p>Economia i Empres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doe.upc.edu/?set_language=ca" xlink:type="simple">O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42" calcext:value-type="float">
            <text:p>240042</text:p>
          </table:table-cell>
          <table:table-cell office:value-type="string" calcext:value-type="string">
            <text:p>Estadístic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eio.upc.edu/?set_language=c" xlink:type="simple">EIO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45" calcext:value-type="float">
            <text:p>240045</text:p>
          </table:table-cell>
          <table:table-cell office:value-type="string" calcext:value-type="string">
            <text:p>Materials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CEM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4">
          <table:table-cell table:number-columns-repeated="2" office:value-type="float" office:value="240044" calcext:value-type="float">
            <text:p>240044</text:p>
          </table:table-cell>
          <table:table-cell office:value-type="string" calcext:value-type="string">
            <text:p>Projecte 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TSEIB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ANG </text:p>
          </table:table-cell>
        </table:table-row>
        <table:table-row table:style-name="ro5">
          <table:table-cell table:number-columns-repeated="2" office:value-type="float" office:value="240141" calcext:value-type="float">
            <text:p>240141</text:p>
          </table:table-cell>
          <table:table-cell office:value-type="string" calcext:value-type="string">
            <text:p>Teoria de Màquines i Mecanism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M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5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053" calcext:value-type="float">
            <text:p>240053</text:p>
          </table:table-cell>
          <table:table-cell office:value-type="string" calcext:value-type="string">
            <text:p>Electrotècn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DE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5">
          <table:table-cell table:number-columns-repeated="2" office:value-type="float" office:value="240054" calcext:value-type="float">
            <text:p>240054</text:p>
          </table:table-cell>
          <table:table-cell office:value-type="string" calcext:value-type="string">
            <text:p>Mecànica dels Medis Continus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rmee.upc.edu/?set_language=ca" xlink:type="simple">RME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5">
          <table:table-cell table:number-columns-repeated="2" office:value-type="float" office:value="240051" calcext:value-type="float">
            <text:p>240051</text:p>
          </table:table-cell>
          <table:table-cell office:value-type="string" calcext:value-type="string">
            <text:p>Tecnologia del Medi Ambient i Sostenibilita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eq.upc.edu/?set_language=ca" xlink:type="simple">EQ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5">
          <table:table-cell table:number-columns-repeated="2" office:value-type="float" office:value="240151" calcext:value-type="float">
            <text:p>240151</text:p>
          </table:table-cell>
          <table:table-cell office:value-type="string" calcext:value-type="string">
            <text:p>Tecnologia i Selecció de Materials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CEM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52" calcext:value-type="float">
            <text:p>240052</text:p>
          </table:table-cell>
          <table:table-cell office:value-type="string" calcext:value-type="string">
            <text:p>Termodinàmic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mmt.upc.edu/?set_language=ca" xlink:type="simple">MM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3">
          <table:table-cell table:number-columns-repeated="2" office:value-type="float" office:value="240055" calcext:value-type="float">
            <text:p>240055</text:p>
          </table:table-cell>
          <table:table-cell office:value-type="string" calcext:value-type="string">
            <text:p>Tècniques Estadístiques per a la Qualita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eio.upc.edu/?set_language=c" xlink:type="simple">EIO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6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061" calcext:value-type="float">
            <text:p>240061</text:p>
          </table:table-cell>
          <table:table-cell office:value-type="string" calcext:value-type="string">
            <text:p>Mecànica de Fluid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mf.upc.edu/" xlink:type="simple">MF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161" calcext:value-type="float">
            <text:p>240161</text:p>
          </table:table-cell>
          <table:table-cell office:value-type="string" calcext:value-type="string">
            <text:p>Màquines Elèctriqu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DE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  <table:table-row table:style-name="ro2">
          <table:table-cell table:number-columns-repeated="2" office:value-type="float" office:value="240162" calcext:value-type="float">
            <text:p>240162</text:p>
          </table:table-cell>
          <table:table-cell office:value-type="string" calcext:value-type="string">
            <text:p>Optimització i Simulació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doe.upc.edu/?set_language=ca" xlink:type="simple">O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62" calcext:value-type="float">
            <text:p>240062</text:p>
          </table:table-cell>
          <table:table-cell office:value-type="string" calcext:value-type="string">
            <text:p>Organització i Gestió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doe.upc.edu/?set_language=ca" xlink:type="simple">O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64" calcext:value-type="float">
            <text:p>240064</text:p>
          </table:table-cell>
          <table:table-cell office:value-type="string" calcext:value-type="string">
            <text:p>Projecte I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TSEIB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63" calcext:value-type="float">
            <text:p>240063</text:p>
          </table:table-cell>
          <table:table-cell office:value-type="string" calcext:value-type="string">
            <text:p>Resistència de Material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rmee.upc.edu/?set_language=ca" xlink:type="simple">RME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7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172" calcext:value-type="float">
            <text:p>240172</text:p>
          </table:table-cell>
          <table:table-cell office:value-type="string" calcext:value-type="string">
            <text:p>Control Automàtic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SAII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72" calcext:value-type="float">
            <text:p>240072</text:p>
          </table:table-cell>
          <table:table-cell office:value-type="string" calcext:value-type="string">
            <text:p>Electrònica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EL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4">
          <table:table-cell table:number-columns-repeated="2" office:value-type="float" office:value="240071" calcext:value-type="float">
            <text:p>240071</text:p>
          </table:table-cell>
          <table:table-cell office:value-type="string" calcext:value-type="string">
            <text:p>Gestió de Project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depc.upc.edu/?set_language=ca" xlink:type="simple">EPC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ANG </text:p>
          </table:table-cell>
        </table:table-row>
        <table:table-row table:style-name="ro2">
          <table:table-cell table:number-columns-repeated="2" office:value-type="float" office:value="240073" calcext:value-type="float">
            <text:p>240073</text:p>
          </table:table-cell>
          <table:table-cell office:value-type="string" calcext:value-type="string">
            <text:p>Sistemes de Fabricació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M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171" calcext:value-type="float">
            <text:p>240171</text:p>
          </table:table-cell>
          <table:table-cell office:value-type="string" calcext:value-type="string">
            <text:p>Termotècn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mmt.upc.edu/?set_language=ca" xlink:type="simple">MM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8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office:value-type="string" calcext:value-type="string">
            <text:p>TFG-ETI</text:p>
          </table:table-cell>
          <table:table-cell office:value-type="float" office:value="240180" calcext:value-type="float">
            <text:p>240180</text:p>
          </table:table-cell>
          <table:table-cell office:value-type="string" calcext:value-type="string">
            <text:p>Treball de Fi de Grau    <text:a xlink:href="https://etseib.upc.edu/ca/estudis/treballs-fi-destudis" xlink:type="simple"> </text:a>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jecte</text:p>
          </table:table-cell>
          <table:table-cell table:style-name="ce5" table:number-columns-repeated="3"/>
        </table:table-row>
        <table:table-row table:style-name="ro2">
          <table:table-cell table:style-name="ce3" table:number-columns-repeated="2"/>
          <table:table-cell office:value-type="string" calcext:value-type="string">
            <text:p>Bloc optatiu    <text:a xlink:href="https://estudis.etseib.upc.edu/ca/degree/1340#elective_block_subjects" xlink:type="simple"> </text:a>    <text:a xlink:href="https://etseib.upc.edu/ca/estudis/graus/bloc-optatiui-q8" xlink:type="simple"> </text:a> 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4"/>
        </table:table-row>
      </table:table>
      <table:table table:name="Sheet2" table:style-name="ta1">
        <table:shapes>
          <draw:frame draw:z-index="0" draw:name="https://estudis.etseib.upc.edu/img/infoBlue.png 1" draw:style-name="gr1" draw:text-style-name="P1" svg:width="0.2185in" svg:height="0.2185in" svg:x="1.778in" svg:y="9.5087in">
            <draw:image xlink:href="https://estudis.etseib.upc.edu/img/infoBlue.png" xlink:type="simple" xlink:show="embed" xlink:actuate="onLoad" draw:mime-type="image/png">
              <text:p/>
            </draw:image>
          </draw:frame>
          <draw:frame draw:z-index="1" draw:name="https://estudis.etseib.upc.edu/img/viewBlue.png 1" draw:style-name="gr1" draw:text-style-name="P1" svg:width="0.2185in" svg:height="0.2185in" svg:x="1.778in" svg:y="9.6858in">
            <draw:image xlink:href="https://estudis.etseib.upc.edu/img/viewBlue.png" xlink:type="simple" xlink:show="embed" xlink:actuate="onLoad" draw:mime-type="image/png">
              <text:p/>
            </draw:image>
          </draw:frame>
          <draw:frame draw:z-index="2" draw:name="https://estudis.etseib.upc.edu/img/infoBlue.png 2" draw:style-name="gr1" draw:text-style-name="P1" svg:width="0.2185in" svg:height="0.2185in" svg:x="1.9969in" svg:y="9.6858in">
            <draw:image xlink:href="https://estudis.etseib.upc.edu/img/infoBlue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2"/>
        <table:table-column table:style-name="co1" table:number-columns-repeated="4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 table:number-columns-spanned="8" table:number-rows-spanned="1">
            <text:p>Quadrimestre 1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018" calcext:value-type="float">
            <text:p>240018</text:p>
          </table:table-cell>
          <table:table-cell office:value-type="string" calcext:value-type="string">
            <text:p>Informàtic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cs.upc.edu/?set_language=ca" xlink:type="simple">CS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2 </text:p>
          </table:table-cell>
          <table:covered-table-cell table:number-columns-repeated="7" table:style-name="Default"/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3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034" calcext:value-type="float">
            <text:p>240034</text:p>
          </table:table-cell>
          <table:table-cell office:value-type="string" calcext:value-type="string">
            <text:p>Ampliació d'Informàtica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cs.upc.edu/?set_language=ca" xlink:type="simple">CS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4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5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6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061" calcext:value-type="float">
            <text:p>240061</text:p>
          </table:table-cell>
          <table:table-cell office:value-type="string" calcext:value-type="string">
            <text:p>Mecànica de Fluid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mf.upc.edu/" xlink:type="simple">MF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161" calcext:value-type="float">
            <text:p>240161</text:p>
          </table:table-cell>
          <table:table-cell office:value-type="string" calcext:value-type="string">
            <text:p>Màquines Elèctriqu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DE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  <table:table-row table:style-name="ro2">
          <table:table-cell table:number-columns-repeated="2" office:value-type="float" office:value="240162" calcext:value-type="float">
            <text:p>240162</text:p>
          </table:table-cell>
          <table:table-cell office:value-type="string" calcext:value-type="string">
            <text:p>Optimització i Simulació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doe.upc.edu/?set_language=ca" xlink:type="simple">O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62" calcext:value-type="float">
            <text:p>240062</text:p>
          </table:table-cell>
          <table:table-cell office:value-type="string" calcext:value-type="string">
            <text:p>Organització i Gestió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doe.upc.edu/?set_language=ca" xlink:type="simple">O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64" calcext:value-type="float">
            <text:p>240064</text:p>
          </table:table-cell>
          <table:table-cell office:value-type="string" calcext:value-type="string">
            <text:p>Projecte II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TSEIB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63" calcext:value-type="float">
            <text:p>240063</text:p>
          </table:table-cell>
          <table:table-cell office:value-type="string" calcext:value-type="string">
            <text:p>Resistència de Material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www.rmee.upc.edu/?set_language=ca" xlink:type="simple">RMEE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Quadrimestre 7 </text:p>
          </table:table-cell>
          <table:covered-table-cell table:number-columns-repeated="7" table:style-name="Default"/>
        </table:table-row>
        <table:table-row table:style-name="ro2">
          <table:table-cell table:style-name="ce1" office:value-type="string" calcext:value-type="string">
            <text:p>Sigles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rèdits ECTS 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Període d'impartició</text:p>
          </table:table-cell>
          <table:table-cell table:style-name="ce1" office:value-type="string" calcext:value-type="string">
            <text:p>Idioma d'impartició</text:p>
          </table:table-cell>
        </table:table-row>
        <table:table-row table:style-name="ro2">
          <table:table-cell table:number-columns-repeated="2" office:value-type="float" office:value="240172" calcext:value-type="float">
            <text:p>240172</text:p>
          </table:table-cell>
          <table:table-cell office:value-type="string" calcext:value-type="string">
            <text:p>Control Automàtic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SAII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072" calcext:value-type="float">
            <text:p>240072</text:p>
          </table:table-cell>
          <table:table-cell office:value-type="string" calcext:value-type="string">
            <text:p>Electrònica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EL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6">
          <table:table-cell table:number-columns-repeated="2" office:value-type="float" office:value="240071" calcext:value-type="float">
            <text:p>240071</text:p>
          </table:table-cell>
          <table:table-cell office:value-type="string" calcext:value-type="string">
            <text:p>Gestió de Project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://depc.upc.edu/?set_language=ca" xlink:type="simple">EPC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ANG </text:p>
          </table:table-cell>
        </table:table-row>
        <table:table-row table:style-name="ro2">
          <table:table-cell table:number-columns-repeated="2" office:value-type="float" office:value="240073" calcext:value-type="float">
            <text:p>240073</text:p>
          </table:table-cell>
          <table:table-cell office:value-type="string" calcext:value-type="string">
            <text:p>Sistemes de Fabricació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estudis.etseib.upc.edu/ca/degree/1340" xlink:type="simple">EM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ESP </text:p>
          </table:table-cell>
        </table:table-row>
        <table:table-row table:style-name="ro2">
          <table:table-cell table:number-columns-repeated="2" office:value-type="float" office:value="240171" calcext:value-type="float">
            <text:p>240171</text:p>
          </table:table-cell>
          <table:table-cell office:value-type="string" calcext:value-type="string">
            <text:p>Termotècn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igatòria</text:p>
          </table:table-cell>
          <table:table-cell office:value-type="string" calcext:value-type="string">
            <text:p><text:a xlink:href="https://mmt.upc.edu/?set_language=ca" xlink:type="simple">MMT</text:a></text:p>
          </table:table-cell>
          <table:table-cell office:value-type="string" calcext:value-type="string">
            <text:p>Tardor i Primavera</text:p>
          </table:table-cell>
          <table:table-cell office:value-type="string" calcext:value-type="string">
            <text:p>CA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8:40:40.627813405</meta:creation-date>
    <dc:date>2024-11-23T08:51:31.602596770</dc:date>
    <meta:editing-duration>PT10M51S</meta:editing-duration>
    <meta:editing-cycles>2</meta:editing-cycles>
    <meta:generator>LibreOffice/24.8.3.2$Linux_X86_64 LibreOffice_project/480$Build-2</meta:generator>
    <meta:document-statistic meta:table-count="2" meta:cell-count="550" meta:object-count="83"/>
  </office:meta>
</office:document-meta>
</file>